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e69e3" officeooo:paragraph-rsid="001e69e3"/>
    </style:style>
    <style:style style:name="P2" style:family="paragraph" style:parent-style-name="Standard">
      <style:text-properties fo:font-style="italic" officeooo:rsid="001e69e3" officeooo:paragraph-rsid="001e69e3" style:font-style-asian="italic" style:font-style-complex="italic"/>
    </style:style>
    <style:style style:name="P3" style:family="paragraph" style:parent-style-name="Standard">
      <style:text-properties fo:font-style="italic" officeooo:rsid="001eb4c2" officeooo:paragraph-rsid="001eb4c2" style:font-style-asian="italic" style:font-style-complex="italic"/>
    </style:style>
    <style:style style:name="P4" style:family="paragraph" style:parent-style-name="Standard">
      <style:text-properties fo:font-style="italic" officeooo:rsid="001f2917" officeooo:paragraph-rsid="001f2917" style:font-style-asian="italic" style:font-style-complex="italic"/>
    </style:style>
    <style:style style:name="P5" style:family="paragraph" style:parent-style-name="Standard">
      <style:text-properties fo:font-style="italic" officeooo:rsid="0022319b" officeooo:paragraph-rsid="0022319b" style:font-style-asian="italic" style:font-style-complex="italic"/>
    </style:style>
    <style:style style:name="P6" style:family="paragraph" style:parent-style-name="Standard">
      <style:text-properties fo:font-style="italic" fo:font-weight="bold" officeooo:rsid="001eb4c2" officeooo:paragraph-rsid="001eb4c2" style:font-style-asian="italic" style:font-weight-asian="bold" style:font-style-complex="italic" style:font-weight-complex="bold"/>
    </style:style>
    <style:style style:name="P7" style:family="paragraph" style:parent-style-name="Standard">
      <style:text-properties fo:font-style="italic" fo:font-weight="normal" officeooo:rsid="001eb4c2" officeooo:paragraph-rsid="001eb4c2" style:font-style-asian="italic" style:font-weight-asian="normal" style:font-style-complex="italic" style:font-weight-complex="normal"/>
    </style:style>
    <style:style style:name="P8" style:family="paragraph" style:parent-style-name="Standard">
      <style:text-properties fo:font-style="italic" fo:font-weight="normal" officeooo:rsid="0022319b" officeooo:paragraph-rsid="0022319b" style:font-style-asian="italic" style:font-weight-asian="normal" style:font-style-complex="italic" style:font-weight-complex="normal"/>
    </style:style>
    <style:style style:name="P9" style:family="paragraph" style:parent-style-name="Standard">
      <style:text-properties fo:font-style="italic" style:text-underline-style="none" fo:font-weight="normal" officeooo:rsid="0025f585" officeooo:paragraph-rsid="0025f585" style:font-style-asian="italic" style:font-weight-asian="normal" style:font-style-complex="italic" style:font-weight-complex="normal"/>
    </style:style>
    <style:style style:name="P10" style:family="paragraph" style:parent-style-name="Standard">
      <style:text-properties fo:font-style="italic" style:text-underline-style="none" fo:font-weight="normal" officeooo:rsid="0025f585" officeooo:paragraph-rsid="0026de47" style:font-style-asian="italic" style:font-weight-asian="normal" style:font-style-complex="italic" style:font-weight-complex="normal"/>
    </style:style>
    <style:style style:name="P11" style:family="paragraph" style:parent-style-name="Standard">
      <style:text-properties fo:font-style="italic" style:text-underline-style="none" fo:font-weight="normal" officeooo:rsid="0025f585" officeooo:paragraph-rsid="0028458a" style:font-style-asian="italic" style:font-weight-asian="normal" style:font-style-complex="italic" style:font-weight-complex="normal"/>
    </style:style>
    <style:style style:name="P12" style:family="paragraph" style:parent-style-name="Standard">
      <style:text-properties fo:font-style="italic" style:text-underline-style="none" fo:font-weight="normal" officeooo:rsid="0025f585" officeooo:paragraph-rsid="0028c178" style:font-style-asian="italic" style:font-weight-asian="normal" style:font-style-complex="italic" style:font-weight-complex="normal"/>
    </style:style>
    <style:style style:name="P13" style:family="paragraph" style:parent-style-name="Standard">
      <style:text-properties fo:font-style="italic" style:text-underline-style="none" fo:font-weight="normal" officeooo:rsid="0025f585" officeooo:paragraph-rsid="00295ed8" style:font-style-asian="italic" style:font-weight-asian="normal" style:font-style-complex="italic" style:font-weight-complex="normal"/>
    </style:style>
    <style:style style:name="P14" style:family="paragraph" style:parent-style-name="Standard">
      <style:text-properties fo:font-style="italic" style:text-underline-style="none" fo:font-weight="normal" officeooo:rsid="0025f585" officeooo:paragraph-rsid="0029cfd3" style:font-style-asian="italic" style:font-weight-asian="normal" style:font-style-complex="italic" style:font-weight-complex="normal"/>
    </style:style>
    <style:style style:name="P15" style:family="paragraph" style:parent-style-name="Standard">
      <style:text-properties fo:font-style="italic" style:text-underline-style="none" fo:font-weight="normal" officeooo:rsid="0025f585" officeooo:paragraph-rsid="002ab8d7" style:font-style-asian="italic" style:font-weight-asian="normal" style:font-style-complex="italic" style:font-weight-complex="normal"/>
    </style:style>
    <style:style style:name="P16" style:family="paragraph" style:parent-style-name="Standard">
      <style:text-properties fo:font-style="italic" style:text-underline-style="none" fo:font-weight="normal" officeooo:rsid="0025f585" officeooo:paragraph-rsid="002c9e4e" style:font-style-asian="italic" style:font-weight-asian="normal" style:font-style-complex="italic" style:font-weight-complex="normal"/>
    </style:style>
    <style:style style:name="P17" style:family="paragraph" style:parent-style-name="Standard">
      <style:text-properties fo:font-style="italic" style:text-underline-style="none" fo:font-weight="normal" officeooo:rsid="0025f585" officeooo:paragraph-rsid="002da8ac" style:font-style-asian="italic" style:font-weight-asian="normal" style:font-style-complex="italic" style:font-weight-complex="normal"/>
    </style:style>
    <style:style style:name="P18" style:family="paragraph" style:parent-style-name="Standard">
      <style:text-properties fo:font-style="italic" style:text-underline-style="none" fo:font-weight="normal" officeooo:rsid="0025f585" officeooo:paragraph-rsid="0032f367" style:font-style-asian="italic" style:font-weight-asian="normal" style:font-style-complex="italic" style:font-weight-complex="normal"/>
    </style:style>
    <style:style style:name="P19" style:family="paragraph" style:parent-style-name="Standard">
      <style:text-properties fo:font-style="italic" style:text-underline-style="none" fo:font-weight="normal" officeooo:rsid="0025f585" officeooo:paragraph-rsid="00339eee" style:font-style-asian="italic" style:font-weight-asian="normal" style:font-style-complex="italic" style:font-weight-complex="normal"/>
    </style:style>
    <style:style style:name="P20" style:family="paragraph" style:parent-style-name="Standard">
      <style:text-properties fo:font-style="italic" style:text-underline-style="none" fo:font-weight="bold" officeooo:rsid="00355004" officeooo:paragraph-rsid="00355004" style:font-style-asian="italic" style:font-weight-asian="bold" style:font-style-complex="italic" style:font-weight-complex="bold"/>
    </style:style>
    <style:style style:name="P21" style:family="paragraph" style:parent-style-name="Standard">
      <style:text-properties fo:font-style="normal" fo:font-weight="normal" officeooo:rsid="001eb4c2" officeooo:paragraph-rsid="001eb4c2" style:font-style-asian="normal" style:font-weight-asian="normal" style:font-style-complex="normal" style:font-weight-complex="normal"/>
    </style:style>
    <style:style style:name="P22" style:family="paragraph" style:parent-style-name="Standard">
      <style:text-properties fo:font-style="normal" fo:font-weight="normal" officeooo:rsid="0022319b" officeooo:paragraph-rsid="0022319b" style:font-style-asian="normal" style:font-weight-asian="normal" style:font-style-complex="normal" style:font-weight-complex="normal"/>
    </style:style>
    <style:style style:name="P23" style:family="paragraph" style:parent-style-name="Standard">
      <style:text-properties fo:font-style="normal" officeooo:rsid="001f2917" officeooo:paragraph-rsid="001f2917" style:font-style-asian="normal" style:font-style-complex="normal"/>
    </style:style>
    <style:style style:name="P24" style:family="paragraph" style:parent-style-name="Standard">
      <style:text-properties fo:font-style="normal" officeooo:rsid="001e69e3" officeooo:paragraph-rsid="001e69e3" style:font-style-asian="normal" style:font-style-complex="normal"/>
    </style:style>
    <style:style style:name="P25" style:family="paragraph" style:parent-style-name="Standard">
      <style:text-properties fo:font-style="normal" officeooo:rsid="001eb4c2" officeooo:paragraph-rsid="001eb4c2" style:font-style-asian="normal" style:font-style-complex="normal"/>
    </style:style>
    <style:style style:name="P26" style:family="paragraph" style:parent-style-name="Standard">
      <style:text-properties fo:font-style="normal" officeooo:rsid="0022319b" officeooo:paragraph-rsid="0022319b" style:font-style-asian="normal" style:font-style-complex="normal"/>
    </style:style>
    <style:style style:name="P27" style:family="paragraph" style:parent-style-name="Standard">
      <style:text-properties fo:font-style="normal" fo:font-weight="bold" officeooo:rsid="0022319b" officeooo:paragraph-rsid="0022319b" style:font-style-asian="normal" style:font-weight-asian="bold" style:font-style-complex="normal" style:font-weight-complex="bold"/>
    </style:style>
    <style:style style:name="P28" style:family="paragraph" style:parent-style-name="Standard">
      <style:text-properties fo:font-style="normal" style:text-underline-style="solid" style:text-underline-width="auto" style:text-underline-color="font-color" fo:font-weight="bold" officeooo:rsid="00242eb0" officeooo:paragraph-rsid="00242eb0" style:font-style-asian="normal" style:font-weight-asian="bold" style:font-style-complex="normal" style:font-weight-complex="bold"/>
    </style:style>
    <style:style style:name="P29" style:family="paragraph" style:parent-style-name="Standard">
      <style:text-properties fo:font-style="normal" style:text-underline-style="none" fo:font-weight="normal" officeooo:rsid="00242eb0" officeooo:paragraph-rsid="00242eb0" style:font-style-asian="normal" style:font-weight-asian="normal" style:font-style-complex="normal" style:font-weight-complex="normal"/>
    </style:style>
    <style:style style:name="P30" style:family="paragraph" style:parent-style-name="Standard">
      <style:text-properties fo:font-style="normal" style:text-underline-style="none" fo:font-weight="normal" officeooo:rsid="0025f585" officeooo:paragraph-rsid="0025f585" style:font-style-asian="normal" style:font-weight-asian="normal" style:font-style-complex="normal" style:font-weight-complex="normal"/>
    </style:style>
    <style:style style:name="P31" style:family="paragraph" style:parent-style-name="Standard">
      <style:text-properties fo:font-style="normal" style:text-underline-style="none" fo:font-weight="normal" officeooo:rsid="00355004" officeooo:paragraph-rsid="00355004" style:font-style-asian="normal" style:font-weight-asian="normal" style:font-style-complex="normal" style:font-weight-complex="normal"/>
    </style:style>
    <style:style style:name="P32" style:family="paragraph" style:parent-style-name="Standard">
      <style:text-properties officeooo:paragraph-rsid="001eb4c2"/>
    </style:style>
    <style:style style:name="P33" style:family="paragraph" style:parent-style-name="Standard">
      <style:text-properties officeooo:rsid="001eb4c2" officeooo:paragraph-rsid="001eb4c2"/>
    </style:style>
    <style:style style:name="P34" style:family="paragraph" style:parent-style-name="Standard">
      <style:text-properties officeooo:paragraph-rsid="0022319b"/>
    </style:style>
    <style:style style:name="P35" style:family="paragraph" style:parent-style-name="Standard">
      <style:text-properties officeooo:rsid="0022319b" officeooo:paragraph-rsid="0022319b"/>
    </style:style>
    <style:style style:name="P36" style:family="paragraph" style:parent-style-name="Standard">
      <style:text-properties style:text-underline-style="solid" style:text-underline-width="auto" style:text-underline-color="font-color" fo:font-weight="bold" officeooo:rsid="0025f585" officeooo:paragraph-rsid="0025f585" style:font-weight-asian="bold" style:font-weight-complex="bold"/>
    </style:style>
    <style:style style:name="P37" style:family="paragraph" style:parent-style-name="Standard">
      <style:text-properties officeooo:paragraph-rsid="0025f585"/>
    </style:style>
    <style:style style:name="P38" style:family="paragraph" style:parent-style-name="Standard">
      <style:text-properties officeooo:paragraph-rsid="00295ed8"/>
    </style:style>
    <style:style style:name="P39" style:family="paragraph" style:parent-style-name="Standard">
      <style:text-properties officeooo:paragraph-rsid="0029cfd3"/>
    </style:style>
    <style:style style:name="P40" style:family="paragraph" style:parent-style-name="Text_20_body">
      <style:text-properties officeooo:rsid="0025f585" officeooo:paragraph-rsid="0025f585"/>
    </style:style>
    <style:style style:name="P41" style:family="paragraph" style:parent-style-name="Text_20_body">
      <style:text-properties fo:font-style="italic" style:text-underline-style="none" fo:font-weight="normal" officeooo:rsid="0025f585" officeooo:paragraph-rsid="0029cfd3" style:font-style-asian="italic" style:font-weight-asian="normal" style:font-style-complex="italic" style:font-weight-complex="normal"/>
    </style:style>
    <style:style style:name="P42" style:family="paragraph" style:parent-style-name="Text_20_body">
      <style:text-properties officeooo:rsid="0029cfd3" officeooo:paragraph-rsid="0029cfd3"/>
    </style:style>
    <style:style style:name="P43" style:family="paragraph" style:parent-style-name="Text_20_body">
      <style:text-properties fo:font-style="normal" style:text-underline-style="none" fo:font-weight="normal" officeooo:rsid="00355004" officeooo:paragraph-rsid="00355004" style:font-style-asian="normal" style:font-weight-asian="normal" style:font-style-complex="normal" style:font-weight-complex="normal"/>
    </style:style>
    <style:style style:name="P44" style:family="paragraph" style:parent-style-name="Text_20_body" style:list-style-name="L1"/>
    <style:style style:name="T1" style:family="text">
      <style:text-properties fo:font-style="normal" style:font-style-asian="normal" style:font-style-complex="normal"/>
    </style:style>
    <style:style style:name="T2" style:family="text">
      <style:text-properties fo:font-style="normal" officeooo:rsid="00295ed8" style:font-style-asian="normal" style:font-style-complex="normal"/>
    </style:style>
    <style:style style:name="T3" style:family="text">
      <style:text-properties fo:font-style="normal" officeooo:rsid="0029cfd3" style:font-style-asian="normal" style:font-style-complex="normal"/>
    </style:style>
    <style:style style:name="T4" style:family="text">
      <style:text-properties fo:font-style="normal" officeooo:rsid="00339eee" style:font-style-asian="normal" style:font-style-complex="normal"/>
    </style:style>
    <style:style style:name="T5" style:family="text">
      <style:text-properties fo:font-style="normal" fo:font-weight="normal" officeooo:rsid="001eb4c2" style:font-style-asian="normal" style:font-weight-asian="normal" style:font-style-complex="normal" style:font-weight-complex="normal"/>
    </style:style>
    <style:style style:name="T6" style:family="text">
      <style:text-properties fo:font-style="normal" fo:font-weight="bold" officeooo:rsid="0029cfd3" style:font-style-asian="normal" style:font-weight-asian="bold" style:font-style-complex="normal" style:font-weight-complex="bold"/>
    </style:style>
    <style:style style:name="T7" style:family="text">
      <style:text-properties fo:font-style="normal" style:text-underline-style="none" fo:font-weight="normal" officeooo:rsid="0025f585" style:font-style-asian="normal" style:font-weight-asian="normal" style:font-style-complex="normal" style:font-weight-complex="normal"/>
    </style:style>
    <style:style style:name="T8" style:family="text">
      <style:text-properties fo:font-style="normal" style:text-underline-style="none" fo:font-weight="normal" officeooo:rsid="00295ed8" style:font-style-asian="normal" style:font-weight-asian="normal" style:font-style-complex="normal" style:font-weight-complex="normal"/>
    </style:style>
    <style:style style:name="T9" style:family="text">
      <style:text-properties fo:font-style="italic" style:font-style-asian="italic" style:font-style-complex="italic"/>
    </style:style>
    <style:style style:name="T10" style:family="text">
      <style:text-properties officeooo:rsid="001f2917"/>
    </style:style>
    <style:style style:name="T11" style:family="text">
      <style:text-properties style:font-name="Liberation Serif"/>
    </style:style>
    <style:style style:name="T12" style:family="text">
      <style:text-properties style:font-name="Liberation Serif" fo:font-style="normal" style:font-style-asian="normal" style:font-style-complex="normal"/>
    </style:style>
    <style:style style:name="T13" style:family="text">
      <style:text-properties style:font-name="Liberation Serif" fo:font-style="normal" officeooo:rsid="0026de47" style:font-style-asian="normal" style:font-style-complex="normal"/>
    </style:style>
    <style:style style:name="T14" style:family="text">
      <style:text-properties style:font-name="Liberation Serif" fo:font-style="normal" officeooo:rsid="0028458a" style:font-style-asian="normal" style:font-style-complex="normal"/>
    </style:style>
    <style:style style:name="T15" style:family="text">
      <style:text-properties style:font-name="Liberation Serif" fo:font-style="normal" officeooo:rsid="0028c178" style:font-style-asian="normal" style:font-style-complex="normal"/>
    </style:style>
    <style:style style:name="T16" style:family="text">
      <style:text-properties style:font-name="Liberation Serif" fo:font-style="normal" officeooo:rsid="00295ed8" style:font-style-asian="normal" style:font-style-complex="normal"/>
    </style:style>
    <style:style style:name="T17" style:family="text">
      <style:text-properties style:font-name="Liberation Serif" fo:font-style="normal" officeooo:rsid="0029cfd3" style:font-style-asian="normal" style:font-style-complex="normal"/>
    </style:style>
    <style:style style:name="T18" style:family="text">
      <style:text-properties style:font-name="Liberation Serif" fo:font-style="normal" officeooo:rsid="002c9e4e" style:font-style-asian="normal" style:font-style-complex="normal"/>
    </style:style>
    <style:style style:name="T19" style:family="text">
      <style:text-properties style:font-name="Liberation Serif" fo:font-style="normal" officeooo:rsid="002da8ac" style:font-style-asian="normal" style:font-style-complex="normal"/>
    </style:style>
    <style:style style:name="T20" style:family="text">
      <style:text-properties style:font-name="Liberation Serif" fo:font-style="normal" officeooo:rsid="002f4826" style:font-style-asian="normal" style:font-style-complex="normal"/>
    </style:style>
    <style:style style:name="T21" style:family="text">
      <style:text-properties style:font-name="Liberation Serif" fo:font-style="normal" officeooo:rsid="00329707" style:font-style-asian="normal" style:font-style-complex="normal"/>
    </style:style>
    <style:style style:name="T22" style:family="text">
      <style:text-properties style:font-name="Liberation Serif" fo:font-style="normal" officeooo:rsid="0032f367" style:font-style-asian="normal" style:font-style-complex="normal"/>
    </style:style>
    <style:style style:name="T23" style:family="text">
      <style:text-properties style:font-name="Liberation Serif" fo:font-style="normal" officeooo:rsid="00339eee" style:font-style-asian="normal" style:font-style-complex="normal"/>
    </style:style>
    <style:style style:name="T24" style:family="text">
      <style:text-properties style:font-name="Liberation Serif" fo:font-style="normal" fo:font-weight="bold" officeooo:rsid="0026de47" style:font-style-asian="normal" style:font-weight-asian="bold" style:font-style-complex="normal" style:font-weight-complex="bold"/>
    </style:style>
    <style:style style:name="T25" style:family="text">
      <style:text-properties style:font-name="Liberation Serif" fo:font-style="normal" fo:font-weight="bold" officeooo:rsid="0028c178" style:font-style-asian="normal" style:font-weight-asian="bold" style:font-style-complex="normal" style:font-weight-complex="bold"/>
    </style:style>
    <style:style style:name="T26" style:family="text">
      <style:text-properties style:font-name="Liberation Serif" fo:font-style="normal" fo:font-weight="bold" officeooo:rsid="002c9e4e" style:font-style-asian="normal" style:font-weight-asian="bold" style:font-style-complex="normal" style:font-weight-complex="bold"/>
    </style:style>
    <style:style style:name="T27" style:family="text">
      <style:text-properties style:font-name="Liberation Serif" fo:font-style="normal" fo:font-weight="bold" officeooo:rsid="002da8ac" style:font-style-asian="normal" style:font-weight-asian="bold" style:font-style-complex="normal" style:font-weight-complex="bold"/>
    </style:style>
    <style:style style:name="T28" style:family="text">
      <style:text-properties style:font-name="Liberation Serif" fo:font-style="normal" fo:font-weight="bold" officeooo:rsid="0032f367" style:font-style-asian="normal" style:font-weight-asian="bold" style:font-style-complex="normal" style:font-weight-complex="bold"/>
    </style:style>
    <style:style style:name="T29" style:family="text">
      <style:text-properties style:font-name="Liberation Serif" fo:font-style="normal" style:text-underline-style="none" fo:font-weight="normal" officeooo:rsid="00295ed8" style:font-style-asian="normal" style:font-weight-asian="normal" style:font-style-complex="normal" style:font-weight-complex="normal"/>
    </style:style>
    <style:style style:name="T30" style:family="text">
      <style:text-properties style:font-name="Liberation Serif" fo:font-style="normal" style:text-underline-style="solid" style:text-underline-width="auto" style:text-underline-color="font-color" fo:font-weight="bold" officeooo:rsid="002ab8d7" style:font-style-asian="normal" style:font-weight-asian="bold" style:font-style-complex="normal" style:font-weight-complex="bold"/>
    </style:style>
    <style:style style:name="T31" style:family="text">
      <style:text-properties style:font-name="Liberation Serif" officeooo:rsid="0026de47"/>
    </style:style>
    <style:style style:name="T32" style:family="text">
      <style:text-properties style:font-name="Liberation Serif" fo:font-style="italic" officeooo:rsid="0029cfd3" style:font-style-asian="italic" style:font-style-complex="italic"/>
    </style:style>
    <style:style style:name="T33" style:family="text">
      <style:text-properties style:font-name="Liberation Serif" fo:font-weight="bold" officeooo:rsid="0026de47" style:font-weight-asian="bold" style:font-weight-complex="bold"/>
    </style:style>
    <style:style style:name="T34" style:family="text">
      <style:text-properties style:font-name="Liberation Serif" officeooo:rsid="0028c178"/>
    </style:style>
    <style:style style:name="T35" style:family="text">
      <style:text-properties style:font-name="Liberation Serif" officeooo:rsid="00295ed8"/>
    </style:style>
    <style:style style:name="T36" style:family="text">
      <style:text-properties style:font-name="Liberation Serif" officeooo:rsid="0029cfd3"/>
    </style:style>
    <style:style style:name="T37" style:family="text">
      <style:text-properties style:font-name="Liberation Serif" officeooo:rsid="002c9e4e"/>
    </style:style>
    <style:style style:name="T38" style:family="text">
      <style:text-properties style:font-name="Liberation Serif" officeooo:rsid="002da8ac"/>
    </style:style>
    <style:style style:name="T39" style:family="text">
      <style:text-properties style:font-name="Liberation Serif" officeooo:rsid="0032f367"/>
    </style:style>
    <style:style style:name="T40" style:family="text">
      <style:text-properties style:font-name="Liberation Serif" officeooo:rsid="00339ee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ithub Guide:</text:p>
      <text:p text:style-name="P1"/>
      <text:p text:style-name="P36">|First commands: commit, branches, merging, rebasing</text:p>
      <text:p text:style-name="P1">What is git?</text:p>
      <text:p text:style-name="P1">Iit is a free, open source version control system.</text:p>
      <text:p text:style-name="P1">Version control is the management of changes to documents, computer programs, large websites and other collection of information.</text:p>
      <text:p text:style-name="P1">Think of Git as a google drive for computers.</text:p>
      <text:p text:style-name="P1"/>
      <text:p text:style-name="P1">A repository is a project or a folder where your project is hosted online.</text:p>
      <text:p text:style-name="P1">\Github is a website to store your repositories online.</text:p>
      <text:p text:style-name="P1"/>
      <text:p text:style-name="P1">Git commands that you will use:</text:p>
      <text:p text:style-name="P1"/>
      <text:p text:style-name="P2">clone<text:span text:style-name="T1"> to bring a repository that is hosted on somewhere like github into a folder on your local machine</text:span></text:p>
      <text:p text:style-name="P2">add<text:span text:style-name="T1"> to track your files and changes in <text:s/>git</text:span></text:p>
      <text:p text:style-name="P2">commit<text:span text:style-name="T1"> save your files in Git</text:span></text:p>
      <text:p text:style-name="P2">push<text:span text:style-name="T1"> upload your git commits to a remote repo like github</text:span></text:p>
      <text:p text:style-name="P2">pull <text:span text:style-name="T1"><text:s/>download changes from the remote repo to your local machine, opposite of push</text:span></text:p>
      <text:p text:style-name="P24"/>
      <text:p text:style-name="P25">A git repository records a snapshot of all tracked files in your directory.</text:p>
      <text:p text:style-name="P25">To commit files on github write </text:p>
      <text:p text:style-name="P3">git commit</text:p>
      <text:p text:style-name="P3"/>
      <text:p text:style-name="P6">Git branches</text:p>
      <text:p text:style-name="P21"><text:s/>git branches are pointers that point to a specific commit. A branch includes the work of one commit and all its parent commits.</text:p>
      <text:p text:style-name="P21"/>
      <text:p text:style-name="P21">Suppose we have a new branch called “<text:span text:style-name="T9">newfile”</text:span></text:p>
      <text:p text:style-name="P21">To create a branch for this new file we use the command:</text:p>
      <text:p text:style-name="P7">git branch newfi<text:span text:style-name="T10">l</text:span>e</text:p>
      <text:p text:style-name="P32"><text:span text:style-name="T5">We cannot simply just write “git commit” to commit the whole branch as “</text:span> The <text:span text:style-name="Source_20_Text">main</text:span> branch moved but the <text:span text:style-name="Source_20_Text">newImage</text:span> branch didn't! That's because we weren't "on" the new branch, which is why the asterisk (*) was on <text:span text:style-name="Source_20_Text">main</text:span>.</text:p>
      <text:p text:style-name="P32"/>
      <text:p text:style-name="P33">T<text:span text:style-name="T10">o do this we need to checkout the branch with:</text:span></text:p>
      <text:p text:style-name="P4">git &lt;name&gt;</text:p>
      <text:p text:style-name="P4"/>
      <text:p text:style-name="P23">This will put us on the new branch before committing our changes.</text:p>
      <text:p text:style-name="P23"/>
      <text:p text:style-name="Text_20_body">By the way, here's a shortcut: if you want to create a new branch AND check it out at the same time, you can simply type <text:span text:style-name="Source_20_Text">git checkout -b [yourbranchname]</text:span></text:p>
      <text:p text:style-name="P23"/>
      <text:p text:style-name="P27">Merging with Git</text:p>
      <text:p text:style-name="P34">Now we need to learn some kind of way of combining the work from two different branches together. This will allow us to branch off, develop a new feature, and then combine it back in.</text:p>
      <text:p text:style-name="P34"/>
      <text:p text:style-name="P35">The first method is by using <text:span text:style-name="T9">git merge</text:span><text:span text:style-name="T1">. It creates a special commit that has two unique parents.</text:span></text:p>
      <text:p text:style-name="P26"/>
      <text:p text:style-name="P26">The command is </text:p>
      <text:p text:style-name="P35"><text:soft-page-break/><text:span text:style-name="T9">git merge</text:span><text:span text:style-name="T1"> </text:span><text:span text:style-name="T9">[your branch name]</text:span></text:p>
      <text:p text:style-name="P5"/>
      <text:p text:style-name="P27">Git Rebase</text:p>
      <text:p text:style-name="P22"><text:s/>Git <text:span text:style-name="T9">rebasing</text:span> is a second way of combining work between branches. Rebasing takes a set of commits, rebases them and plops them down somewhere else.</text:p>
      <text:p text:style-name="P22">It can be used to make a nice linear sequence of commits</text:p>
      <text:p text:style-name="P22">The commit log / history of the repository will be a lot cleaner if only rebasing is allowed.</text:p>
      <text:p text:style-name="P22">The command is </text:p>
      <text:p text:style-name="P8">git rebase [filename}</text:p>
      <text:p text:style-name="P8"/>
      <text:p text:style-name="P8"/>
      <text:p text:style-name="P28">Moving around in Git</text:p>
      <text:p text:style-name="P29"><text:s/></text:p>
      <text:p text:style-name="P30">HEAD: the name for the currently checked out commit. It is what you are working on top of. </text:p>
      <text:p text:style-name="P37"><text:span text:style-name="T7"><text:tab/>Head </text:span>HEAD always points to the most recent commit which is reflected in the working tree. </text:p>
      <text:p text:style-name="P37"/>
      <text:p text:style-name="P37">Most git commands which make changes to the working tree will start by changing HEAD.</text:p>
      <text:p text:style-name="Text_20_body">Normally HEAD points to a branch name (like bugFix). When you commit, the status of bugFix is altered and this change is visible through HEAD.</text:p>
      <text:p text:style-name="P40">Detaching HEAD means attaching it to a commit rather than a branch</text:p>
      <text:p text:style-name="P9">git checkout [name of file]</text:p>
      <text:p text:style-name="P9"/>
      <text:p text:style-name="P30">When comitting changes to a file, you usually do not have a picture of the commit tree, so you will have to use</text:p>
      <text:p text:style-name="P9">git log</text:p>
      <text:p text:style-name="P30">to see hashes.</text:p>
      <text:p text:style-name="P30">As hashes can be a long mouthful, you can specify characters of a hash until git uniquely identifies the commit.</text:p>
      <text:p text:style-name="P30">For example, a commit hash could be:</text:p>
      <text:p text:style-name="P9"><text:span text:style-name="Source_20_Text"><text:span text:style-name="T1">fed2da64c0efc5293610bdd892f82a58e8cbc5d8</text:span></text:span></text:p>
      <text:p text:style-name="P9"><text:span text:style-name="Source_20_Text"><text:span text:style-name="T12">But you can type “fed2” instead of the long string above to identify it.</text:span></text:span></text:p>
      <text:p text:style-name="P9"><text:span text:style-name="Source_20_Text"><text:span text:style-name="T12"/></text:span></text:p>
      <text:p text:style-name="P10"><text:span text:style-name="Source_20_Text"><text:span text:style-name="T24">Relative refs</text:span></text:span></text:p>
      <text:p text:style-name="P9"><text:span text:style-name="Source_20_Text"><text:span text:style-name="T12">But that is not convenient either. Which is why Git has </text:span></text:span><text:span text:style-name="Source_20_Text"><text:span text:style-name="T11">relative refs</text:span></text:span><text:span text:style-name="Source_20_Text"><text:span text:style-name="T12">.</text:span></text:span></text:p>
      <text:p text:style-name="P9"><text:span text:style-name="Source_20_Text"><text:span text:style-name="T12">With those you can start from somewhere memorable, like the branch bugFix or head and work from there.</text:span></text:span></text:p>
      <text:p text:style-name="P9"><text:span text:style-name="Source_20_Text"><text:span text:style-name="T12"/></text:span></text:p>
      <text:p text:style-name="P9"><text:span text:style-name="Source_20_Text"><text:span text:style-name="T12">You can move upwords one commit at a time with “^”</text:span></text:span></text:p>
      <text:p text:style-name="P9"><text:span text:style-name="Source_20_Text"><text:span text:style-name="T12">you can move upwards a number of times with “</text:span></text:span><text:span text:style-name="Source_20_Text"><text:span text:style-name="T11">&lt;num&gt;”</text:span></text:span></text:p>
      <text:p text:style-name="P9"><text:span text:style-name="Source_20_Text"><text:span text:style-name="T11"/></text:span></text:p>
      <text:p text:style-name="P10"><text:span text:style-name="Source_20_Text"><text:span text:style-name="T13">When you appemd “^” to a ref name you are telling git to find the parent of the specified commit. So </text:span></text:span><text:span text:style-name="Source_20_Text"><text:span text:style-name="T31">main^</text:span></text:span><text:span text:style-name="Source_20_Text"><text:span text:style-name="T13"> is equivalent to “find the first parent of main”</text:span></text:span></text:p>
      <text:p text:style-name="P10"><text:span text:style-name="Source_20_Text"><text:span text:style-name="T31">main^^</text:span></text:span><text:span text:style-name="Source_20_Text"><text:span text:style-name="T13"> is the grandparent of </text:span></text:span><text:span text:style-name="Source_20_Text"><text:span text:style-name="T31">main.</text:span></text:span></text:p>
      <text:p text:style-name="P10"><text:span text:style-name="Source_20_Text"><text:span text:style-name="T31"/></text:span></text:p>
      <text:p text:style-name="P10"><text:span text:style-name="Source_20_Text"><text:span text:style-name="T33">The “~” operator</text:span></text:span></text:p>
      <text:p text:style-name="P10"><text:span text:style-name="Source_20_Text"><text:span text:style-name="T24"><text:s/></text:span></text:span><text:span text:style-name="Source_20_Text"><text:span text:style-name="T13">If you want to move a lot of levels up in the commit tree it might be tedious to type “^” several times, so git also has the “~” operator</text:span></text:span></text:p>
      <text:p text:style-name="P10"><text:span text:style-name="Source_20_Text"><text:span text:style-name="T13">It takes a trailing number that specifies the number of parents you would like to ascend.</text:span></text:span></text:p>
      <text:p text:style-name="P10"><text:span text:style-name="Source_20_Text"><text:span text:style-name="T13">For example:</text:span></text:span></text:p>
      <text:p text:style-name="P10"><text:span text:style-name="Source_20_Text"><text:span text:style-name="T13">“git checkout HEAD~4” will move you up for commits</text:span></text:span></text:p>
      <text:p text:style-name="P10"><text:span text:style-name="Source_20_Text"><text:span text:style-name="T13"/></text:span></text:p>
      <text:p text:style-name="P10"><text:soft-page-break/><text:span text:style-name="Source_20_Text"><text:span text:style-name="T24">Branch forcing</text:span></text:span></text:p>
      <text:p text:style-name="P10"><text:span text:style-name="Source_20_Text"><text:span text:style-name="T13"><text:s/>You use relative refs to move branches around. You reassign a branch to a commit with the “-f” option. So something like:</text:span></text:span></text:p>
      <text:p text:style-name="P10"><text:span text:style-name="Source_20_Text"><text:span text:style-name="T31"/></text:span></text:p>
      <text:p text:style-name="P10"><text:span text:style-name="Source_20_Text"><text:span text:style-name="T31">git branch -f main Head~3</text:span></text:span></text:p>
      <text:p text:style-name="P10"><text:span text:style-name="Source_20_Text"><text:span text:style-name="T31"/></text:span></text:p>
      <text:p text:style-name="P10"><text:span text:style-name="Source_20_Text"><text:span text:style-name="T13">moves (by force) the main branch to three parents behind HEAD</text:span></text:span></text:p>
      <text:p text:style-name="P10"><text:span text:style-name="Source_20_Text"><text:span text:style-name="T13"/></text:span></text:p>
      <text:p text:style-name="P11"><text:span text:style-name="Source_20_Text"><text:span text:style-name="T14">You can also use </text:span></text:span><text:span text:style-name="Source_20_Text"><text:span text:style-name="T31">git branch -f main Head~ </text:span></text:span></text:p>
      <text:p text:style-name="P11"><text:span text:style-name="Source_20_Text"><text:span text:style-name="T14"><text:s/>to move the main branch to the HEAD branch</text:span></text:span></text:p>
      <text:p text:style-name="P11"><text:span text:style-name="Source_20_Text"><text:span text:style-name="T14"/></text:span></text:p>
      <text:p text:style-name="P12"><text:span text:style-name="Source_20_Text"><text:span text:style-name="T25">Reversing changes in Git</text:span></text:span></text:p>
      <text:p text:style-name="P12"><text:span text:style-name="Source_20_Text"><text:span text:style-name="T15">There are two ways of undoing changes inn git:</text:span></text:span></text:p>
      <text:p text:style-name="P12"><text:span text:style-name="Source_20_Text"><text:span text:style-name="T34">git reset</text:span></text:span><text:span text:style-name="Source_20_Text"><text:span text:style-name="T15"> and </text:span></text:span><text:span text:style-name="Source_20_Text"><text:span text:style-name="T34">git revert</text:span></text:span></text:p>
      <text:p text:style-name="P12"><text:span text:style-name="Source_20_Text"><text:span text:style-name="T34"/></text:span></text:p>
      <text:p text:style-name="P12"><text:span text:style-name="Source_20_Text"><text:span text:style-name="T34">git reset</text:span></text:span><text:span text:style-name="Source_20_Text"><text:span text:style-name="T15"> reverts a change by moving a branch reference backward</text:span></text:span><text:span text:style-name="Source_20_Text"><text:span text:style-name="T20">git co</text:span></text:span><text:span text:style-name="Source_20_Text"><text:span text:style-name="T15">s in time to an older commit. You can think of it as “rewriting history”. </text:span></text:span></text:p>
      <text:p text:style-name="P12"><text:span text:style-name="Source_20_Text"><text:span text:style-name="T34">Git reset </text:span></text:span><text:span text:style-name="Source_20_Text"><text:span text:style-name="T15"><text:s/>will move to a branch backwards as if the commit had never been made in the first place.</text:span></text:span></text:p>
      <text:p text:style-name="P12"><text:span text:style-name="Source_20_Text"><text:span text:style-name="T15"/></text:span></text:p>
      <text:p text:style-name="P12"><text:span text:style-name="Source_20_Text"><text:span text:style-name="T15">In order to reverse the changes and </text:span></text:span><text:span text:style-name="Source_20_Text"><text:span text:style-name="T34">share</text:span></text:span><text:span text:style-name="Source_20_Text"><text:span text:style-name="T15"> those reversed changes with others, we need to use </text:span></text:span><text:span text:style-name="Source_20_Text"><text:span text:style-name="T34">git revert</text:span></text:span></text:p>
      <text:p text:style-name="P12"><text:span text:style-name="Source_20_Text"><text:span text:style-name="T34"/></text:span></text:p>
      <text:p text:style-name="P12"><text:span text:style-name="Source_20_Text"><text:span text:style-name="T25">Moving work around</text:span></text:span></text:p>
      <text:p text:style-name="P12"><text:span text:style-name="Source_20_Text"><text:span text:style-name="T15"><text:s/></text:span></text:span></text:p>
      <text:p text:style-name="P13"><text:span text:style-name="Source_20_Text"><text:span text:style-name="T16">The first command is called </text:span></text:span><text:span text:style-name="Source_20_Text"><text:span text:style-name="T35">git cherry-pick</text:span></text:span><text:span text:style-name="Source_20_Text"><text:span text:style-name="T16">. It takes the following form:</text:span></text:span></text:p>
      <text:p text:style-name="P13"><text:span text:style-name="Source_20_Text"><text:span text:style-name="T2">git cherry-pick &lt;Commit1&gt; &lt;Commit2&gt; &lt;...&gt;</text:span></text:span></text:p>
      <text:p text:style-name="P13"><text:span text:style-name="Source_20_Text"><text:span text:style-name="T16">It is a way of saying that you would like to copy and paste a series of commits below your current location (HEAD)</text:span></text:span></text:p>
      <text:p text:style-name="P13"><text:span text:style-name="Source_20_Text"><text:span text:style-name="T16"/></text:span></text:p>
      <text:p text:style-name="P38"><text:span text:style-name="Source_20_Text"><text:span text:style-name="T29">Suppose that we have a</text:span></text:span><text:span text:style-name="Source_20_Text"><text:span text:style-name="T16"> repository where we have some work in branch </text:span></text:span><text:span text:style-name="Source_20_Text"><text:span text:style-name="T2">side</text:span></text:span><text:span text:style-name="Source_20_Text"><text:span text:style-name="T16"> that we want to copy to </text:span></text:span><text:span text:style-name="Source_20_Text"><text:span text:style-name="T2">main </text:span></text:span><text:span text:style-name="Source_20_Text"><text:span text:style-name="T16">branch. This could be accomplished through a rebase (which we have already learned), but let's see how cherry-pick performs.</text:span></text:span></text:p>
      <text:p text:style-name="P38"><text:span text:style-name="Source_20_Text"><text:span text:style-name="T16"/></text:span></text:p>
      <text:p text:style-name="P39"><text:span text:style-name="Source_20_Text"><text:span text:style-name="T17">We are checked out on </text:span></text:span><text:span text:style-name="Source_20_Text"><text:span text:style-name="T32">main</text:span></text:span><text:span text:style-name="Source_20_Text"><text:span text:style-name="T17"> and we can move the commits we are interested in the side branch by writing </text:span></text:span></text:p>
      <text:p text:style-name="P14"><text:span text:style-name="Source_20_Text"><text:span text:style-name="T2">git cherry-pick &lt;Commit1 </text:span></text:span><text:span text:style-name="Source_20_Text"><text:span text:style-name="T3">from side branch</text:span></text:span><text:span text:style-name="Source_20_Text"><text:span text:style-name="T2">&gt; &lt;Commit2 </text:span></text:span><text:span text:style-name="Source_20_Text"><text:span text:style-name="T3">from side branch</text:span></text:span><text:span text:style-name="Source_20_Text"><text:span text:style-name="T2">&gt; &lt;...&gt;</text:span></text:span></text:p>
      <text:p text:style-name="P14"><text:span text:style-name="Source_20_Text"><text:span text:style-name="T8"/></text:span></text:p>
      <text:p text:style-name="P14"><text:span text:style-name="Source_20_Text"><text:span text:style-name="T6">Git Interactive rebase</text:span></text:span></text:p>
      <text:p text:style-name="P14"><text:span text:style-name="Source_20_Text"><text:span text:style-name="T17">cherry picking is good if you know which commits you want, and you know their corresponding hashes. But what if you don’t know which commits you want? We can use interactive rebasing for this. It is the best way to review a series of commits that you are about to rebase.</text:span></text:span></text:p>
      <text:p text:style-name="P14"><text:span text:style-name="Source_20_Text"><text:span text:style-name="T17"/></text:span></text:p>
      <text:p text:style-name="P14"><text:span text:style-name="Source_20_Text"><text:span text:style-name="T17">You do an interactive rebase by writing: </text:span></text:span><text:span text:style-name="Source_20_Text"><text:span text:style-name="T36"><text:s/>rebase -i</text:span></text:span></text:p>
      <text:p text:style-name="P14"><text:span text:style-name="Source_20_Text"><text:span text:style-name="T17"><text:s/>In this option, Git will open a UI to show you which commits are about to be copied below the target for the rebase.</text:span></text:span></text:p>
      <text:p text:style-name="P14"><text:span text:style-name="Source_20_Text"><text:span text:style-name="T17">It also shows their commit hashes and messages!</text:span></text:span></text:p>
      <text:p text:style-name="P14"><text:span text:style-name="Source_20_Text"><text:span text:style-name="T17"/></text:span></text:p>
      <text:p text:style-name="P14"><text:span text:style-name="Source_20_Text"><text:span text:style-name="T17">When the interactive rebase opens, you can do two things:</text:span></text:span></text:p>
      <text:p text:style-name="P14"><text:span text:style-name="Source_20_Text"><text:span text:style-name="T17"/></text:span></text:p>
      <text:p text:style-name="P41"><text:span text:style-name="Source_20_Text"><text:span text:style-name="T17">You can reorder commits simply by changing their order in the UI (via dragging and dropping with the mouse). </text:span></text:span></text:p>
      <text:list xml:id="list1105836313" text:style-name="L1">
        <text:list-item>
          <text:p text:style-name="P44"><text:soft-page-break/>You can choose to keep all commits or drop specific ones. When the dialog opens, each commit is set to be included by the <text:span text:style-name="Source_20_Text">pick</text:span> button next to it being active. To drop a commit, toggle off its <text:span text:style-name="Source_20_Text">pick</text:span> button. </text:p>
        </text:list-item>
      </text:list>
      <text:p text:style-name="P42">Usually in git the UI happens to be a VIM editor.</text:p>
      <text:p text:style-name="P14"><text:span text:style-name="Source_20_Text"><text:span text:style-name="T17"/></text:span></text:p>
      <text:p text:style-name="P15"><text:span text:style-name="Source_20_Text"><text:span text:style-name="T30">A Mixed Bag</text:span></text:span></text:p>
      <text:p text:style-name="P16"><text:span text:style-name="Source_20_Text"><text:span text:style-name="T26">Locally stacked commits</text:span></text:span></text:p>
      <text:p text:style-name="P16"><text:span text:style-name="Source_20_Text"><text:span text:style-name="T18">Suppose you were trying to track down a bug, and as it </text:span></text:span><text:span text:style-name="Source_20_Text"><text:span text:style-name="T21">is</text:span></text:span><text:span text:style-name="Source_20_Text"><text:span text:style-name="T18">quite elusive, you put in a few debug and print commands.</text:span></text:span></text:p>
      <text:p text:style-name="P16"><text:span text:style-name="Source_20_Text"><text:span text:style-name="T18">All of these print statements and debug commands are in their own commits. Finally you track down the bug and fix it, and you want to put your bug Fix back into the main branch. But if you fast forwarded main, then the main would get all the debug statements which would be undesirable.</text:span></text:span></text:p>
      <text:p text:style-name="P16"><text:span text:style-name="Source_20_Text"><text:span text:style-name="T18"/></text:span></text:p>
      <text:p text:style-name="P16"><text:span text:style-name="Source_20_Text"><text:span text:style-name="T18">We need to tell git to copy only one of the commits over. You can use the commands:</text:span></text:span></text:p>
      <text:p text:style-name="P16"><text:span text:style-name="Source_20_Text"><text:span text:style-name="T37">git rebase -i</text:span></text:span></text:p>
      <text:p text:style-name="P16"><text:span text:style-name="Source_20_Text"><text:span text:style-name="T37">git cherry-pick</text:span></text:span></text:p>
      <text:p text:style-name="P16"><text:span text:style-name="Source_20_Text"><text:span text:style-name="T18"><text:s/>to achieve this goal</text:span></text:span></text:p>
      <text:p text:style-name="P16"><text:span text:style-name="Source_20_Text"><text:span text:style-name="T18"/></text:span></text:p>
      <text:p text:style-name="P17"><text:span text:style-name="Source_20_Text"><text:span text:style-name="T27">Juggling commits</text:span></text:span></text:p>
      <text:p text:style-name="P17"><text:span text:style-name="Source_20_Text"><text:span text:style-name="T27"/></text:span></text:p>
      <text:p text:style-name="P17"><text:span text:style-name="Source_20_Text"><text:span text:style-name="T19"><text:s/>here we will reorder commits so that the oen we want to change is on top with </text:span></text:span><text:span text:style-name="Source_20_Text"><text:span text:style-name="T38">git rebase -i</text:span></text:span></text:p>
      <text:p text:style-name="P17"><text:span text:style-name="Source_20_Text"><text:span text:style-name="T19"><text:s/>We will </text:span></text:span><text:span text:style-name="Source_20_Text"><text:span text:style-name="T38">git commit –ammend </text:span></text:span><text:span text:style-name="Source_20_Text"><text:span text:style-name="T19"><text:s/>to make the slight modification</text:span></text:span></text:p>
      <text:p text:style-name="P17"><text:span text:style-name="Source_20_Text"><text:span text:style-name="T19">then we will reorder the commits back to how they were previously with </text:span></text:span><text:span text:style-name="Source_20_Text"><text:span text:style-name="T38">git rebase -i</text:span></text:span></text:p>
      <text:p text:style-name="P17"><text:span text:style-name="Source_20_Text"><text:span text:style-name="T19"><text:s/>Finally we will move main to this updated part of the tree to finish the level</text:span></text:span></text:p>
      <text:p text:style-name="P17"><text:span text:style-name="Source_20_Text"><text:span text:style-name="T19"/></text:span></text:p>
      <text:p text:style-name="P17"><text:span text:style-name="Source_20_Text"><text:span text:style-name="T19"/></text:span></text:p>
      <text:p text:style-name="P18"><text:span text:style-name="Source_20_Text"><text:span text:style-name="T28">Marking commits:</text:span></text:span></text:p>
      <text:p text:style-name="P18"><text:span text:style-name="Source_20_Text"><text:span text:style-name="T22"><text:s/>Is there something more permament than just branches when marking historical points in a project’s history? </text:span></text:span></text:p>
      <text:p text:style-name="P18"><text:span text:style-name="Source_20_Text"><text:span text:style-name="T22">There is! You can reference these milestones like a branch.</text:span></text:span></text:p>
      <text:p text:style-name="P18"><text:span text:style-name="Source_20_Text"><text:span text:style-name="T22">These never move as commits are created. You can’t check out of that tag and complete work on that tag. They exists as “anchors” in the commit tree that designate certain spots.</text:span></text:span></text:p>
      <text:p text:style-name="P18"><text:span text:style-name="Source_20_Text"><text:span text:style-name="T22"/></text:span></text:p>
      <text:p text:style-name="P18"><text:span text:style-name="Source_20_Text"><text:span text:style-name="T22"/></text:span></text:p>
      <text:p text:style-name="P18"><text:span text:style-name="Source_20_Text"><text:span text:style-name="T22">The command is </text:span></text:span><text:span text:style-name="Source_20_Text"><text:span text:style-name="T39"><text:s/>git tag &lt;name of tag&gt; &lt;commit reference&gt;</text:span></text:span></text:p>
      <text:p text:style-name="P18"><text:span text:style-name="Source_20_Text"><text:span text:style-name="T39"/></text:span></text:p>
      <text:p text:style-name="P18"><text:span text:style-name="Source_20_Text"><text:span text:style-name="T22">If you leave the commit tag off, git will just use whatever HEAD is at.</text:span></text:span></text:p>
      <text:p text:style-name="P17"><text:span text:style-name="Source_20_Text"><text:span text:style-name="T19"/></text:span></text:p>
      <text:p text:style-name="P17"><text:span text:style-name="Source_20_Text"><text:span text:style-name="T19"/></text:span></text:p>
      <text:p text:style-name="P18"><text:span text:style-name="Source_20_Text"><text:span text:style-name="T28">Git describe:</text:span></text:span></text:p>
      <text:p text:style-name="P18"><text:span text:style-name="Source_20_Text"><text:span text:style-name="T22"><text:s/>Git also has a command to describe where you are relative to the clos</text:span></text:span><text:span text:style-name="Source_20_Text"><text:span text:style-name="T23">C4</text:span></text:span><text:span text:style-name="Source_20_Text"><text:span text:style-name="T22">est anchor. (tag)</text:span></text:span></text:p>
      <text:p text:style-name="P19"><text:span text:style-name="Source_20_Text"><text:span text:style-name="T22">And that command is called </text:span></text:span></text:p>
      <text:p text:style-name="P19"><text:span text:style-name="Source_20_Text"><text:span text:style-name="T39">git describe </text:span></text:span><text:span text:style-name="Source_20_Text"><text:span text:style-name="T40">&lt;ref&gt;</text:span></text:span></text:p>
      <text:p text:style-name="P19"><text:span text:style-name="Source_20_Text"><text:span text:style-name="T23"><text:s/>where ref is anything git can resolve to a commit. If you don’t use a ref, git uses where you’re checked out right now (HEAD).</text:span></text:span></text:p>
      <text:p text:style-name="P19"><text:span text:style-name="Source_20_Text"><text:span text:style-name="T23"/></text:span></text:p>
      <text:p text:style-name="P19"><text:span text:style-name="Source_20_Text"><text:span text:style-name="T23">The output command looks like:</text:span></text:span></text:p>
      <text:p text:style-name="P19"><text:span text:style-name="Source_20_Text"><text:span text:style-name="T4">&lt;tag&gt;_&lt;numCommits&gt;_g&lt;hash&gt;</text:span></text:span></text:p>
      <text:p text:style-name="P19"><text:span text:style-name="Source_20_Text"><text:span text:style-name="T23">where </text:span></text:span><text:span text:style-name="Source_20_Text"><text:span text:style-name="T40">tag</text:span></text:span><text:span text:style-name="Source_20_Text"><text:span text:style-name="T23"> is the closest ancestor tag in history, com</text:span></text:span></text:p>
      <text:p text:style-name="P19"><text:span text:style-name="Source_20_Text"><text:span text:style-name="T23">commits is how many commits away that tag is, and </text:span></text:span><text:span text:style-name="Source_20_Text"><text:span text:style-name="T40">hash</text:span></text:span><text:span text:style-name="Source_20_Text"><text:span text:style-name="T23"> is the hash of the commit being described.</text:span></text:span></text:p>
      <text:p text:style-name="P19"><text:soft-page-break/><text:span text:style-name="Source_20_Text"><text:span text:style-name="T23">Advanced git stuff</text:span></text:span></text:p>
      <text:p text:style-name="P19"><text:span text:style-name="Source_20_Text"><text:span text:style-name="T23"/></text:span></text:p>
      <text:p text:style-name="P20">Specifying parents:</text:p>
      <text:p text:style-name="P31"><text:s/></text:p>
      <text:p text:style-name="P43">Like the <text:span text:style-name="Source_20_Text">~</text:span> modifier, the <text:span text:style-name="Source_20_Text">^</text:span> modifier also accepts an optional number after it.</text:p>
      <text:p text:style-name="Text_20_body">Rather than specifying the number of generations to go back (what <text:span text:style-name="Source_20_Text">~</text:span> takes), the modifier on <text:span text:style-name="Source_20_Text">^</text:span> specifies which parent reference to follow from a merge commit. Remember that merge commits have multiple parents, so the path to choose is ambiguous.</text:p>
      <text:p text:style-name="P31"/>
      <text:p text:style-name="P31">Git will normally follow the "first" parent upwards from a merge commit, but specifying a number with <text:span text:style-name="Source_20_Text">^</text:span> changes this default behavior.</text:p>
      <text:p text:style-name="P19"><text:span text:style-name="Source_20_Text"><text:span text:style-name="T23"/></text:span></text:p>
      <text:p text:style-name="P19"><text:span text:style-name="Source_20_Text"><text:span text:style-name="T23"/></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03T20:00:04.738571208</meta:creation-date>
    <meta:editing-duration>PT25M38S</meta:editing-duration>
    <meta:editing-cycles>8</meta:editing-cycles>
    <meta:generator>LibreOffice/6.4.7.2$Linux_X86_64 LibreOffice_project/40$Build-2</meta:generator>
    <dc:date>2021-07-25T14:19:14.728292987</dc:date>
    <meta:document-statistic meta:table-count="0" meta:image-count="0" meta:object-count="0" meta:page-count="5" meta:paragraph-count="128" meta:word-count="1600" meta:character-count="8703" meta:non-whitespace-character-count="7194"/>
  </office:meta>
</office:document-meta>
</file>